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5">
      <style:paragraph-properties>
        <style:tab-stops>
          <style:tab-stop style:position="14.51cm" style:type="right" style:leader-style="dotted" style:leader-text="."/>
        </style:tab-stops>
      </style:paragraph-properties>
    </style:style>
    <style:style style:name="P2" style:family="paragraph" style:parent-style-name="Standard">
      <style:paragraph-properties fo:line-height="200%"/>
      <style:text-properties style:font-name="Times New Roman" officeooo:paragraph-rsid="000fe498"/>
    </style:style>
    <style:style style:name="P3" style:family="paragraph" style:parent-style-name="Standard">
      <style:paragraph-properties fo:line-height="200%" fo:text-align="center" style:justify-single-word="false"/>
      <style:text-properties style:font-name="Times New Roman" officeooo:paragraph-rsid="000fe498"/>
    </style:style>
    <style:style style:name="P4" style:family="paragraph" style:parent-style-name="Standard">
      <style:paragraph-properties fo:line-height="200%" fo:text-align="center" style:justify-single-word="false"/>
      <style:text-properties style:font-name="Times New Roman" fo:font-size="12pt" officeooo:paragraph-rsid="000fe498" style:font-size-asian="12pt" style:font-size-complex="12pt"/>
    </style:style>
    <style:style style:name="P5" style:family="paragraph" style:parent-style-name="Standard">
      <style:paragraph-properties fo:line-height="200%" fo:text-align="center" style:justify-single-word="false"/>
      <style:text-properties style:font-name="Times New Roman" fo:font-size="12pt" officeooo:rsid="000fe498" officeooo:paragraph-rsid="000fe498" style:font-size-asian="12pt" style:font-size-complex="12pt"/>
    </style:style>
    <style:style style:name="P6" style:family="paragraph" style:parent-style-name="Standard">
      <style:paragraph-properties fo:line-height="200%"/>
      <style:text-properties style:font-name="Times New Roman" fo:font-weight="bold" officeooo:rsid="000fe498" officeooo:paragraph-rsid="000fe498" style:font-weight-asian="bold" style:font-weight-complex="bold"/>
    </style:style>
    <style:style style:name="P7" style:family="paragraph" style:parent-style-name="Contents_20_5">
      <style:paragraph-properties>
        <style:tab-stops>
          <style:tab-stop style:position="14.51cm" style:type="right" style:leader-style="dotted" style:leader-text="."/>
        </style:tab-stops>
      </style:paragraph-properties>
    </style:style>
    <style:style style:name="P8" style:family="paragraph" style:parent-style-name="Heading_20_5">
      <style:text-properties style:font-name="Times New Roman" fo:font-weight="normal" officeooo:rsid="000fe498" style:font-weight-asian="normal" style:font-weight-complex="normal"/>
    </style:style>
    <style:style style:name="P9" style:family="paragraph" style:parent-style-name="Heading_20_5">
      <style:paragraph-properties fo:break-before="page"/>
      <style:text-properties style:font-name="Times New Roman"/>
    </style:style>
    <style:style style:name="P10" style:family="paragraph" style:parent-style-name="Heading_20_5">
      <style:text-properties style:font-name="Times New Roman" officeooo:paragraph-rsid="00115ebd"/>
    </style:style>
    <style:style style:name="P11" style:family="paragraph" style:parent-style-name="Heading_20_5">
      <style:paragraph-properties fo:line-height="200%" fo:break-before="page"/>
      <style:text-properties style:font-name="Times New Roman" officeooo:rsid="0015ae26" officeooo:paragraph-rsid="0015ae26"/>
    </style:style>
    <style:style style:name="P12" style:family="paragraph" style:parent-style-name="Standard">
      <style:paragraph-properties fo:line-height="20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" fo:font-size="12pt" fo:letter-spacing="normal" fo:font-style="normal" style:text-underline-style="none" fo:font-weight="normal" officeooo:rsid="000fe498" officeooo:paragraph-rsid="000fe498" style:text-blinking="false" style:font-size-asian="12pt" style:font-size-complex="12pt" loext:padding="0cm" loext:border="none"/>
    </style:style>
    <style:style style:name="P13" style:family="paragraph" style:parent-style-name="Standard">
      <style:paragraph-properties fo:line-height="200%"/>
      <style:text-properties style:font-name="Times New Roman" fo:font-weight="normal" officeooo:rsid="000fe498" officeooo:paragraph-rsid="00115ebd" style:font-weight-asian="normal" style:font-weight-complex="normal"/>
    </style:style>
    <style:style style:name="P14" style:family="paragraph" style:parent-style-name="Text_20_body">
      <style:text-properties style:font-name="Times New Roman" officeooo:paragraph-rsid="001256b2"/>
    </style:style>
    <style:style style:name="P15" style:family="paragraph" style:parent-style-name="Text_20_body">
      <style:paragraph-properties fo:line-height="200%"/>
      <style:text-properties style:font-name="Times New Roman" fo:font-weight="normal" officeooo:rsid="000fe498" style:font-weight-asian="normal" style:font-weight-complex="normal"/>
    </style:style>
    <style:style style:name="P16" style:family="paragraph" style:parent-style-name="Text_20_body">
      <style:paragraph-properties fo:line-height="200%"/>
      <style:text-properties style:font-name="Times New Roman" fo:font-weight="normal" officeooo:rsid="000fe498" officeooo:paragraph-rsid="001256b2" style:font-weight-asian="normal" style:font-weight-complex="normal"/>
    </style:style>
    <style:style style:name="P17" style:family="paragraph" style:parent-style-name="Text_20_body">
      <style:paragraph-properties fo:line-height="200%"/>
      <style:text-properties style:font-name="Times New Roman" officeooo:paragraph-rsid="001256b2"/>
    </style:style>
    <style:style style:name="P18" style:family="paragraph" style:parent-style-name="Text_20_body">
      <style:paragraph-properties fo:line-height="200%"/>
      <style:text-properties style:font-name="Times New Roman" officeooo:paragraph-rsid="0015ae26"/>
    </style:style>
    <style:style style:name="P19" style:family="paragraph" style:parent-style-name="Text_20_body">
      <style:paragraph-properties fo:line-height="200%"/>
      <style:text-properties style:font-name="Times New Roman" officeooo:rsid="0015ae26" officeooo:paragraph-rsid="0015ae26"/>
    </style:style>
    <style:style style:name="P20" style:family="paragraph" style:parent-style-name="Text_20_body" style:list-style-name="L1"/>
    <style:style style:name="T1" style:family="text">
      <style:text-properties officeooo:rsid="00115ebd"/>
    </style:style>
    <style:style style:name="T2" style:family="text">
      <style:text-properties officeooo:rsid="001256b2"/>
    </style:style>
    <style:style style:name="T3" style:family="text">
      <style:text-properties officeooo:rsid="0014162b"/>
    </style:style>
    <style:style style:name="T4" style:family="text">
      <style:text-properties style:font-name="Times New Roman"/>
    </style:style>
    <style:style style:name="T5" style:family="text">
      <style:text-properties fo:font-weight="normal" officeooo:rsid="000fe498" style:font-weight-asian="normal" style:font-weight-complex="normal"/>
    </style:style>
    <style:style style:name="T6" style:family="text">
      <style:text-properties fo:font-weight="normal" officeooo:rsid="0014162b" style:font-weight-asian="normal" style:font-weight-complex="normal"/>
    </style:style>
    <style:style style:name="T7" style:family="text">
      <style:text-properties officeooo:rsid="0015ae26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5ae26" style:font-weight-asian="bold" style:font-weight-complex="bold"/>
    </style:style>
    <style:style style:name="T10" style:family="text">
      <style:text-properties officeooo:rsid="00162e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/>
      <text:p text:style-name="P3"/>
      <text:p text:style-name="P5">Análisis, Diseño, desarrollo e implementación de un sistema de calificaciones e informes para las instituciones</text:p>
      <text:p text:style-name="P4"/>
      <text:p text:style-name="P4"/>
      <text:p text:style-name="P5">Juan luis Becquet Martínez</text:p>
      <text:p text:style-name="P5">Servicio Nacional de Aprendizaje</text:p>
      <text:p text:style-name="P5">(2721441)Análisis y desarrollo de software</text:p>
      <text:p text:style-name="P12">Ingrid Caterine Ramírez Aldana</text:p>
      <text:p text:style-name="P5"><text:span text:style-name="T1">27 </text:span><text:s/>de <text:span text:style-name="T1">junio </text:span>de 2023</text:p>
      <text:p text:style-name="P5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/>
      <text:p text:style-name="P2"/>
      <text:p text:style-name="P2"><text:soft-page-break/></text:p>
      <text:h text:style-name="P8" text:outline-level="5"/>
      <text:p text:style-name="P2"/>
      <text:table-of-content text:style-name="Sect1" text:protected="true" text:name="Sumario1">
        <text:table-of-content-source text:outline-level="10" text:use-index-source-styles="true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"/>
          </text:index-source-styles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7"><text:a xlink:type="simple" xlink:href="#__RefHeading___Toc6042_3978837294" text:style-name="Index_20_Link" text:visited-style-name="Index_20_Link">Introducción<text:tab/>3</text:a></text:p>
          <text:p text:style-name="P7"><text:a xlink:type="simple" xlink:href="#__RefHeading___Toc528_1328289355" text:style-name="Index_20_Link" text:visited-style-name="Index_20_Link">Metodología escogida.<text:tab/>4</text:a></text:p>
          <text:p text:style-name="P7"><text:a xlink:type="simple" xlink:href="#__RefHeading___Toc530_1328289355" text:style-name="Index_20_Link" text:visited-style-name="Index_20_Link">Contexto.<text:tab/>6</text:a></text:p>
        </text:index-body>
      </text:table-of-content>
      <text:p text:style-name="P2"/>
      <text:p text:style-name="P6"/>
      <text:p text:style-name="P6"/>
      <text:p text:style-name="P6"/>
      <text:p text:style-name="P6"/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10" text:outline-level="5" text:is-list-header="true"><text:bookmark-start text:name="__RefHeading___Toc6042_3978837294"/><text:soft-page-break/>Introducción<text:bookmark-end text:name="__RefHeading___Toc6042_3978837294"/></text:h>
      <text:p text:style-name="P13">este informe tiene como objetivo brindar una visión general comprensiva y práctica de la metodología Scrum. Al comprender sus principios, roles y prácticas, los <text:span text:style-name="T1">implicados</text:span> y los equipos de desarrollo podrán evaluar si Scrum es la metodología adecuada para sus proyectos y aprovechar al máximo sus beneficios. </text:p>
      <text:p text:style-name="P13"><text:span text:style-name="T2">Ademas, </text:span><text:s/>tiene como objetivo explorar y analizar la metodología Scrum en el contexto de la gestión y desarrollo de proyectos. </text:p>
      <text:h text:style-name="P11" text:outline-level="5"><text:bookmark-start text:name="__RefHeading___Toc528_1328289355"/>Metodología escogida.<text:bookmark-end text:name="__RefHeading___Toc528_1328289355"/></text:h>
      <text:p text:style-name="P15">Scrum se caracteriza por su flexibilidad, transparencia y colaboración. El equipo de desarrollo trabaja en iteraciones cortas y definidas llamadas "sprints", que suelen tener una duración de una a cuatro semanas. Cada sprint se inicia con una reunión de planificación en la que se seleccionan las funcionalidades más importantes a desarrollar y se establece el objetivo para el sprint. </text:p>
      <text:p text:style-name="P15">La comunicación y la colaboración son fundamentales. Se llevan a cabo reuniones diarias cortas llamadas "daily scrums" en las que el equipo comparte actualizaciones sobre el progreso, los obstáculos y las próximas tareas. Al final de cada sprint, se realiza una revisión en la que se muestra el trabajo completado y se recopila la retroalimentación del cliente o los stakeholders. </text:p>
      <text:p text:style-name="P17">Es usado ampliamente en la industria del desarrollo de software podríamos decir que es la metodología mas estándar debido a sus beneficios en términos de flexibilidad, adaptabilidad y entrega de valor. Permite a los equipos responder rápidamente a los cambios, involucrar activamente a los interesados y obtener resultados tangibles de forma regular. </text:p>
      <text:p text:style-name="P16">Algunas de las razones por las cuales se escoge esta metodología es por algunas ventajas que nos ofrece como su flexibilidad ya que es altamente adaptable a los cambios, lo que permite a los equipos responder rápidamente a los nuevos requisitos y prioridades a medida que surgen durante el proyecto,<text:span text:style-name="T3">transparencia,</text:span> las reuniones y ceremonias promueven la comunicación regular entre todos los miembros del equipo, así como la transparencia en el progreso y los desafíos que se están abordando, <text:span text:style-name="T3">la retroalimentación </text:span>las retrospectivas permiten al equipo reflexionar sobre su desempeño y buscar formas de mejorar constantemente tanto el proceso como el producto, <text:span text:style-name="T3">sin embargo no solo se puede ver el lado bueno, ya que el proyecto se lleva a </text:span><text:soft-page-break/><text:span text:style-name="T3">cabo solo con una sola persona y todo esta regido al juicio de una sola persona tanto como su experiencia y disciplina son los testigos del proceso unas de sus contras podrían ser </text:span></text:p>
      <text:p text:style-name="P17"><text:span text:style-name="T5">Scrum funciona mejor cuando hay un equipo con habilidades y conocimientos diversos que pueden abordar diferentes aspectos del desarrollo del proyecto, </text:span><text:span text:style-name="T6">gracias a la inexperiencia ex</text:span>iste el riesgo de que los equipos se comprometan con más trabajo del que realmente pueden realizar en un sprint, lo que puede llevar a un agotamiento y una disminución de la calidad del trabajo<text:span text:style-name="T3">(esto va a pasar eventualmente puesto que solo existe un solo individuo en el proyecto)</text:span></text:p>
      <text:p text:style-name="P17">En general, <text:span text:style-name="T7">se ha escogido Scrum por una sencilla y llana razón, es la que mas conoce el lider del proyecto y con la que mas experiencia se tiene, podría funcionar cualquiera puesto que no hay una conformación de un equipo, pero en general Scrum es la mas estandarizada en la industria y la que mas se conoce.</text:span></text:p>
      <text:h text:style-name="P9" text:outline-level="5"><text:bookmark-start text:name="__RefHeading___Toc530_1328289355"/>Contexto.<text:bookmark-end text:name="__RefHeading___Toc530_1328289355"/></text:h>
      <text:p text:style-name="P18"><text:span text:style-name="T7">Este proyecto </text:span>tiene lugar en el ámbito educativo, específicamente en instituciones educativas como escuelas <text:span text:style-name="T7">o</text:span> colegios. Su objetivo principal es proporcionar una solución tecnológica eficiente y confiable para gestionar y mantener registros precisos de las calificaciones de los estudiantes. </text:p>
      <text:p text:style-name="P19">Varias de sus características fueron tomadas de un proyecto anterior donde se tuvo participación activa, las características escogidas son las mínimas para que este pueda ejecutarse y dar resultados positivos, algunas características serán descritas a continuación.</text:p>
      <text:p text:style-name="P18"><text:span text:style-name="T8">Gestión de calificaciones:</text:span> El software debe permitir a los profesores y administradores registrar y mantener <text:span text:style-name="T10">un proceso</text:span> completo y actualizado de las calificaciones de los estudiantes en diferentes cursos y asignaturas.</text:p>
      <text:p text:style-name="P18"><text:span text:style-name="T9">Seguridad y roles</text:span><text:span text:style-name="T8">: </text:span>El sistema debe garantizar un acceso seguro a la información de calificaciones, con roles de usuario definidos para administradores, profesores y, posiblemente, estudiantes y padres, con diferentes niveles de autorización y permisos.</text:p>
      <text:p text:style-name="P18"><text:span text:style-name="T8">Cálculo automático de promedios: </text:span>El software debe tener la capacidad de calcular automáticamente los promedios y ponderaciones de las calificaciones de acuerdo con las políticas y fórmulas establecidas por la institución educativa.</text:p>
      <text:p text:style-name="P18"><text:span text:style-name="T8">Generación de informes</text:span>: El sistema debe ser capaz de generar informes y boletines de calificaciones <text:span text:style-name="T7">en formato digital</text:span>, para su distribución a los estudiantes y padres.</text:p>
      <text:p text:style-name="P18"><text:soft-page-break/><text:span text:style-name="T8">Mantenimiento y soporte: </text:span>Una vez implementado, el software requerirá un mantenimiento <text:span text:style-name="T7">mínimo </text:span>y un soporte técnico adecuado para abordar problemas, realizar actualizaciones y garantizar su correcto funcionamiento a largo plazo.</text:p>
      <text:p text:style-name="P1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5" style:display-name="Contents 5" style:family="paragraph" style:parent-style-name="Index" style:class="index">
      <style:paragraph-properties fo:margin-left="2cm" fo:margin-right="0cm" fo:text-indent="0cm" style:auto-text-indent="false">
        <style:tab-stops>
          <style:tab-stop style:position="14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tab/><text:tab/><text:page-number text:select-page="current">7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09T18:40:59.324000000</meta:creation-date>
    <dc:date>2023-06-27T01:25:56.688000000</dc:date>
    <meta:editing-duration>PT4H57M12S</meta:editing-duration>
    <meta:editing-cycles>7</meta:editing-cycles>
    <meta:generator>LibreOffice/7.5.3.2$Windows_X86_64 LibreOffice_project/9f56dff12ba03b9acd7730a5a481eea045e468f3</meta:generator>
    <meta:document-statistic meta:table-count="0" meta:image-count="0" meta:object-count="0" meta:page-count="7" meta:paragraph-count="29" meta:word-count="800" meta:character-count="5253" meta:non-whitespace-character-count="4471"/>
  </office:meta>
</office:document-meta>
</file>